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2D9B4AD4C47EF91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4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paragraph-rsid="0012f74f"/>
    </style:style>
    <style:style style:name="P8" style:family="paragraph" style:parent-style-name="Heading_20_1" style:list-style-name="WWNum1"/>
    <style:style style:name="P9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10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11" style:family="paragraph" style:parent-style-name="Versões">
      <style:text-properties fo:font-weight="bold" style:font-weight-asian="bold"/>
    </style:style>
    <style:style style:name="P12" style:family="paragraph" style:parent-style-name="Versões">
      <style:text-properties officeooo:rsid="0012c505" officeooo:paragraph-rsid="0012c505"/>
    </style:style>
    <style:style style:name="P13" style:family="paragraph" style:parent-style-name="Versões">
      <style:text-properties officeooo:rsid="0012f74f" officeooo:paragraph-rsid="0012f74f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2c505"/>
    </style:style>
    <style:style style:name="T5" style:family="text">
      <style:text-properties officeooo:rsid="0012f74f"/>
    </style:style>
    <style:style style:name="T6" style:family="text">
      <style:text-properties officeooo:rsid="00137a72"/>
    </style:style>
    <style:style style:name="T7" style:family="text">
      <style:text-properties officeooo:rsid="001515da"/>
    </style:style>
    <style:style style:name="T8" style:family="text">
      <style:text-properties officeooo:rsid="0016b101"/>
    </style:style>
    <style:style style:name="T9" style:family="text">
      <style:text-properties officeooo:rsid="00199f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Autor</text:p>
          </table:table-cell>
          <table:table-cell table:style-name="Tabela1.A1" office:value-type="string">
            <text:p text:style-name="P11">Notas da Revisão</text:p>
          </table:table-cell>
        </table:table-row>
        <table:table-row table:style-name="Tabela1.3">
          <table:table-cell table:style-name="Tabela1.A3" office:value-type="string">
            <text:p text:style-name="P12">1.<text:span text:style-name="T5">0</text:span></text:p>
          </table:table-cell>
          <table:table-cell table:style-name="Tabela1.B3" office:value-type="string">
            <text:p text:style-name="P12">31/08/16</text:p>
          </table:table-cell>
          <table:table-cell table:style-name="Tabela1.C3" office:value-type="string">
            <text:p text:style-name="P12">Nelson</text:p>
          </table:table-cell>
          <table:table-cell table:style-name="Tabela1.D3" office:value-type="string">
            <text:p text:style-name="P13">Foi descrito a Organização do Projeto e <text:s/>Matriz de Responsabilidade, além de começar a descrever os objetivos do documento. <text:span text:style-name="T8">Foi descrito possíveis riscos e problemas, além da gestão da comunicação.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4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4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4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4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4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4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4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1051762849950320998" text:style-name="WWNum1">
        <text:list-item>
          <text:h text:style-name="P8" text:outline-level="1"><text:bookmark-start text:name="_Toc427092159"/>Objetivos deste documento<text:bookmark-end text:name="_Toc427092159"/></text:h>
        </text:list-item>
      </text:list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204032527767429" text:continue-numbering="true" text:style-name="WWNum1">
        <text:list-item>
          <text:h text:style-name="P8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7626984297017066276" text:style-name="WWNum3">
        <text:list-item>
          <text:p text:style-name="P14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4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4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6501378015845027839" text:style-name="WWNum4">
        <text:list-item>
          <text:p text:style-name="P15">Situação atual e justificativa do projeto;</text:p>
        </text:list-item>
        <text:list-item>
          <text:p text:style-name="P15">Objetivos SMART e critérios de sucesso do projeto;</text:p>
        </text:list-item>
        <text:list-item>
          <text:p text:style-name="P15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5"><text:soft-page-break/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204030838053371" text:continue-list="list204032527767429" text:style-name="WWNum1">
        <text:list-item>
          <text:h text:style-name="P8" text:outline-level="1"><text:bookmark-start text:name="_Toc427092161"/>Organização do Projeto e Matriz de Responsabilidade<text:bookmark-end text:name="_Toc427092161"/></text:h>
        </text:list-item>
      </text:list>
      <text:p text:style-name="P7"><text:span text:style-name="T5"><text:tab/>O projeto tem 4 membros, onde entre eles há o diretor, analista, programador e o testador.</text:span></text:p>
      <text:p text:style-name="P7"><text:tab/><text:span text:style-name="T5">O gerente tem a responsabilidade de gerenciar o projeto e comunicar-se com o cliente.</text:span></text:p>
      <text:p text:style-name="P7"><text:tab/><text:span text:style-name="T5">O analista deve estudar os requisitos do projeto e estruturar como será desenvolvido o sistema.</text:span></text:p>
      <text:p text:style-name="P7"><text:tab/><text:span text:style-name="T5">O programador tem a responsabilidade pela criação do sistema, baseado nos requisitos levantados.</text:span></text:p>
      <text:p text:style-name="P7"><text:tab/><text:span text:style-name="T5">O testador tem a responsabilidade de testar o sistema e conferir se o mesmo está cobrindo todos os requisitos solicidado.</text:span></text:p>
      <text:p text:style-name="Standard"/>
      <text:p text:style-name="Standard"/>
      <text:list xml:id="list204030858066583" text:continue-numbering="true" text:style-name="WWNum1">
        <text:list-item>
          <text:h text:style-name="P8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04031384856568" text:continue-numbering="true" text:style-name="WWNum1">
        <text:list-item>
          <text:h text:style-name="P8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5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5">S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  <table:table-row table:style-name="Tabela2.1">
          <table:table-cell table:style-name="Tabela2.A1" office:value-type="string">
            <text:p text:style-name="P5">C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</table:table>
      <text:p text:style-name="P5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04032730671880" text:continue-numbering="true" text:style-name="WWNum1">
        <text:list-item>
          <text:h text:style-name="P8" text:outline-level="1"><text:bookmark-start text:name="_Toc427092164"/><text:soft-page-break/>Gestão de Riscos e Problemas<text:bookmark-end text:name="_Toc427092164"/></text:h>
        </text:list-item>
      </text:list>
      <text:p text:style-name="Standard">- <text:span text:style-name="T7">Desistência de algum membro.</text:span></text:p>
      <text:p text:style-name="Standard">- <text:span text:style-name="T7">Problemas com a ferramenta de desenvolvimento.</text:span></text:p>
      <text:p text:style-name="Standard">- <text:span text:style-name="T9">Problemas com tempo.</text:span></text:p>
      <text:p text:style-name="Standard"><text:tab/></text:p>
      <text:p text:style-name="Standard"/>
      <text:list xml:id="list204031810117850" text:continue-numbering="true" text:style-name="WWNum1">
        <text:list-item>
          <text:h text:style-name="P8" text:outline-level="1"><text:bookmark-start text:name="_Toc427092165"/>Gestão da Comunicação<text:bookmark-end text:name="_Toc427092165"/></text:h>
        </text:list-item>
      </text:list>
      <text:p text:style-name="Comments"/>
      <text:p text:style-name="Standard"><text:tab/><text:span text:style-name="T6">A comunicação e o controle de versionamento e tarefas serão realizado através do GitHub.</text:span></text:p>
      <text:p text:style-name="Standard"/>
      <text:p text:style-name="Standard"/>
      <text:list xml:id="list204030661663092" text:continue-numbering="true" text:style-name="WWNum1">
        <text:list-item>
          <text:h text:style-name="P8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6">Participante</text:p>
          </table:table-cell>
          <table:table-cell table:style-name="Tabela5.A1" office:value-type="string">
            <text:p text:style-name="P6">Assinatura</text:p>
          </table:table-cell>
          <table:table-cell table:style-name="Tabela5.A1" office:value-type="string">
            <text:p text:style-name="P6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officeooo:rsid="0012c505"/>
    </style:style>
    <style:style style:name="MT2" style:family="text">
      <style:text-properties fo:color="#244061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 <text:span text:style-name="MT1">PGP_01</text:span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2D9B4AD4C47EF914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 <text:span text:style-name="MT1">Sistema Web CVLattes</text:span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1.odt</text:file-name></text:p>
            </table:table-cell>
            <table:table-cell table:style-name="Tabela4.A1" office:value-type="string">
              <text:p text:style-name="MP5"><text:span text:style-name="MT2">Página </text:span><text:span text:style-name="MT2"><text:page-number text:select-page="current">1</text:page-number></text:span><text:span text:style-name="MT2"> de </text:span><text:span text:style-name="MT2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6</meta:editing-cycles>
    <meta:creation-date>2011-07-14T01:57:00</meta:creation-date>
    <dc:date>2016-08-31T20:33:36.631131003</dc:date>
    <meta:editing-duration>PT21H6M2S</meta:editing-duration>
    <meta:generator>LibreOffice/5.1.4.2$Linux_X86_64 LibreOffice_project/10m0$Build-2</meta:generator>
    <meta:document-statistic meta:table-count="5" meta:image-count="1" meta:object-count="0" meta:page-count="3" meta:paragraph-count="89" meta:word-count="651" meta:character-count="3891" meta:non-whitespace-character-count="3327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